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02000000020839EBFB02D09F2D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adornments="Regular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Green_5f_line">
      <style:graphic-properties draw:textarea-vertical-align="middle" fo:min-height="0.461cm" fo:min-width="4.986cm" style:writing-mode="lr-tb"/>
      <style:paragraph-properties style:writing-mode="lr-tb"/>
    </style:style>
    <style:style style:name="gr2" style:family="graphic" style:parent-style-name="Green_5f_line">
      <style:graphic-properties draw:textarea-vertical-align="middle"/>
    </style:style>
    <style:style style:name="gr3" style:family="graphic" style:parent-style-name="Green_5f_line">
      <style:graphic-properties draw:marker-end="Arrowheads_20_88" draw:marker-end-width="0.305cm" draw:textarea-vertical-align="middle"/>
    </style:style>
    <style:style style:name="gr4" style:family="graphic" style:parent-style-name="Green_5f_line">
      <style:graphic-properties draw:marker-end="Arrowheads_20_93" draw:marker-end-width="0.305cm" draw:textarea-vertical-align="middle"/>
    </style:style>
    <style:style style:name="gr5" style:family="graphic" style:parent-style-name="Green_5f_line">
      <style:graphic-properties draw:textarea-vertical-align="middle" fo:min-height="0.646cm" fo:min-width="2.25cm" style:writing-mode="lr-tb"/>
      <style:paragraph-properties style:writing-mode="lr-tb"/>
    </style:style>
    <style:style style:name="gr6" style:family="graphic" style:parent-style-name="Green_5f_line">
      <style:graphic-properties draw:textarea-vertical-align="middle" fo:min-height="0.461cm" fo:min-width="3.716cm" style:writing-mode="lr-tb"/>
      <style:paragraph-properties style:writing-mode="lr-tb"/>
    </style:style>
    <style:style style:name="gr7" style:family="graphic" style:parent-style-name="Green_5f_line">
      <style:graphic-properties draw:textarea-vertical-align="middle" fo:min-height="1.097cm" fo:min-width="1.582cm" style:writing-mode="lr-tb"/>
      <style:paragraph-properties style:writing-mode="lr-tb"/>
    </style:style>
    <style:style style:name="gr8" style:family="graphic" style:parent-style-name="Green_5f_line">
      <style:graphic-properties draw:textarea-vertical-align="middle" fo:min-height="0.683cm" fo:min-width="1.608cm" style:writing-mode="lr-tb"/>
      <style:paragraph-properties style:writing-mode="lr-tb"/>
    </style:style>
    <style:style style:name="gr9" style:family="graphic" style:parent-style-name="Green_5f_line">
      <style:graphic-properties draw:textarea-vertical-align="middle" fo:min-height="2.685cm" fo:min-width="3.054cm" style:writing-mode="lr-tb"/>
      <style:paragraph-properties style:writing-mode="lr-tb"/>
    </style:style>
    <style:style style:name="gr10" style:family="graphic" style:parent-style-name="Green_5f_line">
      <style:graphic-properties draw:stroke="none"/>
      <style:paragraph-properties style:writing-mode="lr-tb"/>
    </style:style>
    <style:style style:name="gr11" style:family="graphic" style:parent-style-name="Green_5f_line">
      <style:graphic-properties draw:textarea-vertical-align="middle" fo:min-height="0.461cm" fo:min-width="5.342cm" style:writing-mode="lr-tb"/>
      <style:paragraph-properties style:writing-mode="lr-tb"/>
    </style:style>
    <style:style style:name="gr12" style:family="graphic" style:parent-style-name="Green_5f_line">
      <style:graphic-properties draw:textarea-vertical-align="middle" fo:min-height="0.512cm" fo:min-width="5.342cm" style:writing-mode="lr-tb"/>
      <style:paragraph-properties style:writing-mode="lr-tb"/>
    </style:style>
    <style:style style:name="gr13" style:family="graphic" style:parent-style-name="objectwithoutfill">
      <style:graphic-properties svg:stroke-color="#158466" draw:fill="none" draw:textarea-vertical-align="middle"/>
    </style:style>
    <style:style style:name="gr14" style:family="graphic" style:parent-style-name="objectwithoutfill">
      <style:graphic-properties svg:stroke-color="#158466" draw:marker-end="Arrowheads_20_92" draw:marker-end-width="0.3cm" draw:fill="none" draw:textarea-vertical-align="middle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3" style:family="paragraph">
      <style:paragraph-properties fo:margin-left="0cm" fo:margin-right="0cm" fo:margin-top="0cm" fo:margin-bottom="0.282cm" fo:line-height="108%" fo:text-align="center" fo:text-indent="0cm" style:text-autospace="none"/>
      <style:text-properties style:font-name="Calibri1" fo:font-size="11pt" fo:language="en" fo:country="US" style:letter-kerning="true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4" style:family="paragraph">
      <style:paragraph-properties fo:margin-left="0cm" fo:margin-right="0cm" fo:margin-top="0cm" fo:margin-bottom="0.282cm" fo:line-height="108%" fo:text-align="start" fo:text-indent="0cm" style:text-autospace="none"/>
      <style:text-properties style:font-name="Calibri1" fo:font-size="11pt" fo:language="en" fo:country="US" style:letter-kerning="true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5" style:family="paragraph">
      <style:paragraph-properties style:text-autospace="none" style:writing-mode="lr-tb"/>
      <style:text-properties fo:language="en" fo:country="US" style:language-asian="en" style:country-asian="US" style:language-complex="ar" style:country-complex="SA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 style:letter-kerning="true" style:font-name-asian="Calibri1" style:font-size-asian="11pt" style:language-asian="en" style:country-asian="US" style:font-name-complex="Times New Roman" style:font-size-complex="11pt" style:language-complex="ar" style:country-complex="SA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5.486cm" svg:height="0.711cm" svg:x="9.779cm" svg:y="12.669cm">
          <text:p><text:span text:style-name="T1">echo %1 %count% &gt;&gt; words.tx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layer="layout" draw:type="line" svg:x1="16.791cm" svg:y1="16.2cm" svg:x2="16.829cm" svg:y2="7.711cm" draw:start-shape="id1" draw:start-glue-point="3" draw:end-shape="id2" draw:end-glue-point="2" svg:d="M16791 16200l38-8489" svg:viewBox="0 0 39 8490">
          <text:p/>
        </draw:connector>
        <draw:connector draw:style-name="gr3" xml:id="id2" draw:id="id2" draw:layer="layout" draw:type="line" svg:x1="16.829cm" svg:y1="7.711cm" svg:x2="5.43cm" svg:y2="7.667cm" draw:end-shape="id3" draw:end-glue-point="0" svg:d="M16829 7711l-11399-44" svg:viewBox="0 0 11400 45">
          <text:p/>
        </draw:connector>
        <draw:connector draw:style-name="gr4" draw:layer="layout" svg:x1="7.538cm" svg:y1="10.863cm" svg:x2="12.522cm" svg:y2="12.669cm" draw:start-shape="id4" draw:start-glue-point="7" draw:end-shape="id5" draw:end-glue-point="4" svg:d="M7538 10863h4984v1806" svg:viewBox="0 0 4985 1807">
          <text:p/>
        </draw:connector>
        <draw:custom-shape draw:style-name="gr1" draw:text-style-name="P1" xml:id="id6" draw:id="id6" draw:layer="layout" svg:width="5.486cm" svg:height="0.711cm" svg:x="9.779cm" svg:y="14.015cm">
          <text:p><text:span text:style-name="T1">shif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layer="layout" draw:type="line" svg:x1="12.522cm" svg:y1="13.38cm" svg:x2="12.522cm" svg:y2="14.015cm" draw:start-shape="id5" draw:start-glue-point="6" draw:end-shape="id6" draw:end-glue-point="4" svg:d="M12522 13380v635" svg:viewBox="0 0 1 636">
          <text:p/>
        </draw:connector>
        <draw:connector draw:style-name="gr2" xml:id="id1" draw:id="id1" draw:layer="layout" draw:line-skew="0.526cm" svg:x1="12.522cm" svg:y1="14.726cm" svg:x2="16.791cm" svg:y2="16.2cm" draw:start-shape="id6" draw:start-glue-point="6" svg:d="M12522 14726v1514h4269v-40" svg:viewBox="0 0 4270 1515">
          <text:p/>
        </draw:connector>
        <draw:custom-shape draw:style-name="gr5" draw:text-style-name="P1" xml:id="id9" draw:id="id9" draw:layer="layout" svg:width="3.048cm" svg:height="1.27cm" svg:x="3.906cm" svg:y="2.27cm">
          <text:p>Начало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1" xml:id="id8" draw:id="id8" draw:layer="layout" svg:width="3.048cm" svg:height="1.27cm" svg:x="3.906cm" svg:y="18.78cm">
          <text:p>Конец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1" xml:id="id11" draw:id="id11" draw:layer="layout" svg:width="4.216cm" svg:height="0.711cm" svg:x="3.322cm" svg:y="6.08cm">
          <text:p><text:span text:style-name="T1">set /a count=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7" draw:id="id7" draw:layer="layout" svg:width="4.216cm" svg:height="0.711cm" svg:x="3.322cm" svg:y="8.544cm">
          <text:p>set /a count+=1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" xml:id="id10" draw:id="id10" draw:layer="layout" svg:width="3.422cm" svg:height="1.346cm" svg:x="3.719cm" svg:y="4.175cm">
          <text:p>Ввод [args]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" draw:text-style-name="P1" xml:id="id4" draw:id="id4" draw:layer="layout" svg:width="4.216cm" svg:height="1.865cm" svg:x="3.322cm" svg:y="9.93cm">
          <text:p text:style-name="P2">[%1]==[]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layer="layout" draw:type="line" svg:x1="5.43cm" svg:y1="9.255cm" svg:x2="5.43cm" svg:y2="9.93cm" draw:start-shape="id7" draw:start-glue-point="6" draw:end-shape="id4" draw:end-glue-point="4" svg:d="M5430 9255v675" svg:viewBox="0 0 1 676">
          <text:p/>
        </draw:connector>
        <draw:custom-shape draw:style-name="gr9" draw:text-style-name="P5" draw:layer="layout" svg:width="5.842cm" svg:height="2.934cm" svg:x="2.509cm" svg:y="14.017cm">
          <text:p text:style-name="P3"><text:span text:style-name="T2">Вывод</text:span></text:p>
          <text:p text:style-name="P4"><text:span text:style-name="T2">for /f "tokens=1,2" %%i</text:span></text:p>
          <text:p text:style-name="P4"><text:span text:style-name="T2">in (sorted_words.txt)</text:span></text:p>
          <text:p text:style-name="P4"><text:span text:style-name="T2">do @echo %%j %%i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10" draw:layer="layout" svg:width="1.27cm" svg:height="0.317cm" svg:x="7.35cm" svg:y="10.208cm">
          <draw:text-box>
            <text:p>нет</text:p>
          </draw:text-box>
        </draw:frame>
        <draw:frame draw:style-name="gr10" draw:layer="layout" svg:width="0.953cm" svg:height="0.68cm" svg:x="4.492cm" svg:y="11.795cm">
          <draw:text-box>
            <text:p>да</text:p>
          </draw:text-box>
        </draw:frame>
        <draw:custom-shape draw:style-name="gr11" draw:text-style-name="P1" xml:id="id12" draw:id="id12" draw:layer="layout" svg:width="5.842cm" svg:height="0.711cm" svg:x="2.509cm" svg:y="12.671cm">
          <text:p>sort words.txt &gt; sorted_words.tx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5.842cm" svg:height="0.762cm" svg:x="2.509cm" svg:y="17.51cm">
          <text:p>del words.txt sorted_words.tx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layer="layout" draw:type="line" svg:x1="5.43cm" svg:y1="13.382cm" svg:x2="5.43cm" svg:y2="14.017cm" svg:d="M5430 13382v635" svg:viewBox="0 0 1 636">
          <text:p/>
        </draw:connector>
        <draw:connector draw:style-name="gr2" draw:layer="layout" draw:type="line" svg:x1="5.43cm" svg:y1="16.951cm" svg:x2="5.43cm" svg:y2="17.51cm" svg:d="M5430 16951v559" svg:viewBox="0 0 1 560">
          <text:p/>
        </draw:connector>
        <draw:connector draw:style-name="gr2" draw:layer="layout" draw:type="line" svg:x1="5.426cm" svg:y1="18.272cm" svg:x2="5.43cm" svg:y2="18.78cm" draw:end-shape="id8" draw:end-glue-point="4" svg:d="M5426 18272l4 508" svg:viewBox="0 0 5 509">
          <text:p/>
        </draw:connector>
        <draw:connector draw:style-name="gr13" draw:text-style-name="P6" draw:layer="layout" draw:type="line" svg:x1="5.43cm" svg:y1="3.54cm" svg:x2="5.43cm" svg:y2="4.175cm" draw:start-shape="id9" draw:start-glue-point="6" draw:end-shape="id10" draw:end-glue-point="5" svg:d="M5430 3540v635" svg:viewBox="0 0 1 636">
          <text:p/>
        </draw:connector>
        <draw:connector draw:style-name="gr13" draw:text-style-name="P6" draw:layer="layout" draw:type="line" svg:x1="5.43cm" svg:y1="5.521cm" svg:x2="5.43cm" svg:y2="6.08cm" draw:start-shape="id10" draw:start-glue-point="8" draw:end-shape="id11" draw:end-glue-point="4" svg:d="M5430 5521v559" svg:viewBox="0 0 1 560">
          <text:p/>
        </draw:connector>
        <draw:connector draw:style-name="gr13" draw:text-style-name="P6" xml:id="id3" draw:id="id3" draw:layer="layout" draw:type="line" svg:x1="5.43cm" svg:y1="6.791cm" svg:x2="5.43cm" svg:y2="8.544cm" draw:start-shape="id11" draw:start-glue-point="6" draw:end-shape="id7" draw:end-glue-point="4" svg:d="M5430 6791v1753" svg:viewBox="0 0 1 1754">
          <text:p/>
        </draw:connector>
        <draw:connector draw:style-name="gr14" draw:text-style-name="P6" draw:layer="layout" draw:type="line" svg:x1="5.43cm" svg:y1="11.795cm" svg:x2="5.43cm" svg:y2="12.671cm" draw:start-shape="id4" draw:start-glue-point="6" draw:end-shape="id12" draw:end-glue-point="4" svg:d="M5430 11795v876" svg:viewBox="0 0 1 87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adornments="Regular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_20_large" draw:display-name="Arrow large" svg:viewBox="0 0 20 40" svg:d="M0 40l10-40 10 40z"/>
    <draw:marker draw:name="Arrowheads_20_85" draw:display-name="Arrowheads 85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2" draw:display-name="Arrowheads 92" svg:viewBox="0 0 20 20" svg:d="M0 20l10-20 10 20z"/>
    <draw:marker draw:name="Arrowheads_20_93" draw:display-name="Arrowheads 93" svg:viewBox="0 0 20 20" svg:d="M0 20l10-20 10 20z"/>
    <draw:marker draw:name="Triangle" svg:viewBox="0 0 1013 1130" svg:d="M1009 1050l-449-1008-22-30-29-12-34 12-21 26-449 1012-5 13v8l5 21 12 21 17 13 21 4h903l21-4 21-13 9-21 4-21v-8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graphic-properties draw:fill="solid" draw:fill-color="#729fcf" draw:auto-grow-height="false"/>
      <style:paragraph-properties fo:margin-left="0cm" fo:margin-right="0cm" fo:margin-top="0cm" fo:margin-bottom="0cm" fo:line-height="108%" fo:text-align="center" fo:text-indent="0cm" style:text-autospace="ideograph-alpha"/>
      <style:text-properties style:font-name="Calibri1" fo:font-family="Calibri" style:font-family-generic="swiss" style:font-pitch="variable" fo:font-size="11pt" fo:language="en" fo:country="US" style:letter-kerning="true" style:font-name-asian="Calibri1" style:font-family-asian="Calibri" style:font-family-generic-asian="swiss" style:font-pitch-asian="variable" style:font-size-asian="11pt" style:language-asian="en" style:country-asian="US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Green_5f_line" style:display-name="Green_line" style:family="graphic" style:parent-style-name="standard">
      <style:graphic-properties draw:stroke-dash="Dash_20_Dot_20_4" svg:stroke-width="0cm" svg:stroke-color="#158466" draw:marker-start-width="0.203cm" draw:marker-end-width="0.305cm" draw:fill="none" draw:fill-gradient-name="Gradient_20_1" draw:fill-hatch-name="Red_20_90_20_Degrees_20_Crossed_20_1" loext:fill-use-slide-background="false" draw:fill-image-name="Bitmap_20_1" draw:textarea-horizontal-align="justify" draw:auto-grow-height="false" fo:wrap-option="no-wrap"/>
      <style:paragraph-properties fo:text-align="center">
        <style:tab-stops/>
      </style:paragraph-properties>
      <style:text-properties style:font-name="Calibri" fo:font-family="Calibri" style:font-style-name="Regular" style:font-family-generic="swiss" style:font-pitch="variable" fo:font-size="11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8T07:04:17.760000000</meta:creation-date>
    <meta:generator>LibreOffice/7.5.7.1$Windows_X86_64 LibreOffice_project/47eb0cf7efbacdee9b19ae25d6752381ede23126</meta:generator>
    <dc:date>2023-12-11T17:57:23.795000000</dc:date>
    <meta:editing-duration>PT15H41M10S</meta:editing-duration>
    <meta:editing-cycles>58</meta:editing-cycles>
    <meta:document-statistic meta:object-count="26"/>
  </office:meta>
</office:document-meta>
</file>